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4598FDF32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9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81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4.83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924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08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085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0.635cm" fo:margin-right="0cm" text:enable-numbering="true" fo:text-indent="-0.635cm"/>
    </style:style>
    <style:style style:name="P10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11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/>
    </style:style>
    <style:style style:name="P14" style:family="paragraph">
      <style:paragraph-properties fo:margin-left="2.076cm" fo:margin-right="0cm" fo:margin-top="0.305cm" fo:margin-bottom="0cm" fo:text-indent="-0.784cm"/>
    </style:style>
    <style:style style:name="P15" style:family="paragraph">
      <style:paragraph-properties fo:margin-left="2.076cm" fo:margin-right="0cm" fo:margin-top="0.305cm" fo:margin-bottom="0cm" text:enable-numbering="true" fo:text-indent="-0.784cm"/>
    </style:style>
    <style:style style:name="P16" style:family="paragraph">
      <style:paragraph-properties fo:margin-left="0.635cm" fo:margin-right="0cm" fo:margin-top="0.305cm" fo:margin-bottom="0cm" fo:line-height="100%" text:enable-numbering="true" fo:text-indent="-0.635cm" style:punctuation-wrap="hanging" style:line-break="strict"/>
    </style:style>
    <style:style style:name="P17" style:family="paragraph">
      <style:paragraph-properties fo:margin-left="3.175cm" fo:margin-right="0cm" fo:margin-top="0.305cm" fo:margin-bottom="0cm" text:enable-numbering="true" fo:text-indent="-0.635cm"/>
    </style:style>
    <style:style style:name="P18" style:family="paragraph">
      <style:paragraph-properties fo:margin-left="0.635cm" fo:margin-right="0cm" fo:margin-top="0.305cm" fo:margin-bottom="0cm" text:enable-numbering="true" fo:text-indent="-0.635cm"/>
    </style:style>
    <style:style style:name="P19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 style:writing-mode="lr-tb"/>
      <style:text-properties fo:font-size="16pt"/>
    </style:style>
    <style:style style:name="P20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21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2" style:family="paragraph">
      <style:paragraph-properties fo:margin-left="0.635cm" fo:margin-right="0cm" fo:line-height="93%" text:enable-numbering="true" fo:text-indent="-0.635cm" style:punctuation-wrap="hanging" style:line-break="strict" style:writing-mode="lr-tb"/>
      <style:text-properties fo:font-size="16pt"/>
    </style:style>
    <style:style style:name="P23" style:family="paragraph">
      <style:paragraph-properties fo:margin-left="0.635cm" fo:margin-right="0cm" fo:margin-top="0.305cm" fo:margin-bottom="0cm" fo:line-height="93%" text:enable-numbering="true" fo:text-indent="-0.635cm" style:punctuation-wrap="hanging" style:line-break="strict" style:writing-mode="lr-tb"/>
      <style:text-properties fo:font-size="16p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6pt" fo:language="en" fo:country="GB" style:font-size-asian="18pt" style:font-size-complex="18pt"/>
    </style:style>
    <style:style style:name="T6" style:family="text">
      <style:text-properties fo:font-size="16pt" fo:language="en" fo:country="GB" style:font-size-asian="16pt" style:font-size-complex="16pt"/>
    </style:style>
    <style:style style:name="T7" style:family="text">
      <style:text-properties fo:font-size="16pt" fo:language="en" fo:country="GB" fo:font-weight="bold" style:font-size-asian="16pt" style:font-size-complex="16pt"/>
    </style:style>
    <style:style style:name="T8" style:family="text">
      <style:text-properties fo:font-size="16pt"/>
    </style:style>
    <style:style style:name="T9" style:family="text">
      <style:text-properties fo:font-size="16pt" fo:language="en" fo:country="GB" fo:font-weight="bold" style:font-size-asian="18pt" style:font-size-complex="18pt"/>
    </style:style>
    <style:style style:name="T10" style:family="text">
      <style:text-properties fo:font-size="16pt" fo:language="en" fo:country="GB" fo:font-weight="normal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June 18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<text:a xlink:href="http://www.eclipse.org/ec">http://www.eclipse.org/ec</text:a></text:span><text:span text:style-name="T1">f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2.097cm" svg:height="5.52cm" svg:x="1.167cm" svg:y="3.293cm" presentation:class="title" presentation:user-transformed="true">
          <draw:text-box>
            <text:p text:style-name="P3"><text:span text:style-name="T3">Eclipse Communication Framework (ECF) </text:span><text:span text:style-name="T3"><text:tab/></text:span><text:span text:style-name="T3"> <text:s/></text:span><text:span text:style-name="T3"><text:line-break/></text:span><text:span text:style-name="T3"><text:line-break/></text:span><text:span text:style-name="T3">1.0.0 Release Review</text:span></text:p>
          </draw:text-box>
        </draw:frame>
        <presentation:notes draw:style-name="dp2">
          <draw:custom-shape draw:style-name="gr1" draw:text-style-name="P4" draw:layer="layout" svg:width="12.81cm" svg:height="9.609cm" svg:x="3.246cm" svg:y="1.927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0.78cm" svg:height="1.527cm" svg:x="0.675cm" svg:y="0.598cm" presentation:class="title" presentation:user-transformed="true">
          <draw:text-box>
            <text:p text:style-name="P3"><text:span text:style-name="T4">New and Noteworthy</text:span></text:p>
          </draw:text-box>
        </draw:frame>
        <draw:frame presentation:style-name="pr5" draw:text-style-name="P11" draw:layer="layout" svg:width="22.232cm" svg:height="14.567cm" svg:x="1.54cm" svg:y="2.688cm" presentation:class="outline" presentation:user-transformed="true">
          <draw:text-box>
            <text:list text:style-name="L3">
              <text:list-item>
                <text:p text:style-name="P6"><text:span text:style-name="T5">Multi-Protocol IM/Buddy Lists/Ch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Google Talk, MSN,Yahoo, Skype, IRC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New UI (2007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nect Wizar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Hyperlink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Hyperlinks for All IM/Chat View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Communication URLs: <text:s/>e.g. xmpp://rcjsuen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xtensibility: <text:s/>Buddy List View, Chat View, Drag and Dro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Eclipse-based Real-Time Collaboration via IM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atashare API for Eclipse-based RT Collaboration on I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RT URL Sharing, Remote Control (opening remote view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eer-to-Peer FileTransfe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New Applications: <text:s/>Share Code, RT Shared Editing, Multi-User Sudoku, Bulletin Board</text:span></text:p>
              </text:list-item>
            </text:list>
            <text:list text:style-name="L3">
              <text:list-item>
                <text:p text:style-name="P9"><text:span text:style-name="T6">Automated build/deploy to support easier use and more frequent updates</text:span></text:p>
              </text:list-item>
            </text:list>
            <text:list text:style-name="L3">
              <text:list-item>
                <text:p text:style-name="P6"><text:span text:style-name="T5">More: <text:s/>http://www.eclipse.org/ecf/NewAndNoteworthy.html</text:span></text:p>
              </text:list-item>
            </text:list>
            <text:list text:style-name="L3">
              <text:list-item>
                <text:p text:style-name="P10"><text:span text:style-name="T6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527cm" svg:x="0.708cm" svg:y="0.598cm" presentation:class="title" presentation:user-transformed="true">
          <draw:text-box>
            <text:p text:style-name="P3"><text:span text:style-name="T4">New and Noteworthy - API</text:span></text:p>
          </draw:text-box>
        </draw:frame>
        <draw:frame presentation:style-name="pr7" draw:text-style-name="P11" draw:layer="layout" svg:width="22.559cm" svg:height="15.808cm" svg:x="1.461cm" svg:y="2.353cm" presentation:class="outline" presentation:user-transformed="true">
          <draw:text-box>
            <text:list text:style-name="L3">
              <text:list-item>
                <text:p text:style-name="P6"><text:span text:style-name="T6">Bot Framework: <text:s/>http://wiki.eclipse.org/index.php/Bot_Framework</text:span></text:p>
              </text:list-item>
            </text:list>
            <text:list text:style-name="L3">
              <text:list-item>
                <text:p text:style-name="P9"><text:span text:style-name="T6">File Transfer API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HttpClient-base http/htt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ittorr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URLConnection protocols (ftp, file, jar, et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EFS integr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Service Discovery API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Zeroconf, Other discovery being persued (e.g. JXTA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Bulletin Board API</text:span></text:p>
              </text:list-item>
            </text:list>
            <text:list text:style-name="L3">
              <text:list-item>
                <text:p text:style-name="P6"><text:span text:style-name="T5">VOI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kype, In Progress: Jingle, SI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PI Refactoring/Simplific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DC 1.0/Foundation 1.0 EE support for use in eRCP, RCP ap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Very small bundles/code footprint. <text:s/>No Eclipse dependenci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Server API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mote OSGi Services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MS Provid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527cm" svg:x="0.715cm" svg:y="0.638cm" presentation:class="title" presentation:user-transformed="true">
          <draw:text-box>
            <text:p text:style-name="P3"><text:span text:style-name="T4">API Usage and Feedback</text:span></text:p>
          </draw:text-box>
        </draw:frame>
        <draw:frame presentation:style-name="pr8" draw:text-style-name="P19" draw:layer="layout" svg:width="22.267cm" svg:height="15.09cm" svg:x="1.422cm" svg:y="2.563cm" presentation:class="outline" presentation:user-transformed="true">
          <draw:text-box>
            <text:list text:style-name="L4">
              <text:list-item>
                <text:p text:style-name="P13"><text:span text:style-name="T7">Active U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E</text:span><text:span text:style-name="T6">quinox: <text:s/>provisioning incub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Google SOC projects: <text:s/>SCP, RT Shared Editing (2006), Mylar, Jingle (200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Commercial pro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Other Eclipse Projects: <text:s/>Corona, DSDP, Equinox, others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9">Community Participation/Feedback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Bug reports-&gt;Refactoring-&gt;Deployment-&gt;Bug Report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5">Large non-committer contributions based upon ECF AP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5">Bulletin Board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5">Share-Code Plu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5">Real-Time Shared Edi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7">Documentation/Usage Suppor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Bundle-Level Documentation: <text:s/>http://wiki.eclipse.org/index.php/ECF_API_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Newsgroup/Mailing List Sup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IRC Chann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Article Creation: <text:s/>Existing and New Articles in Development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503cm" svg:height="1.527cm" svg:x="0.958cm" svg:y="0.678cm" presentation:class="title" presentation:user-transformed="true">
          <draw:text-box>
            <text:p text:style-name="P20"><text:span text:style-name="T4">Eclipse Way</text:span></text:p>
          </draw:text-box>
        </draw:frame>
        <draw:frame presentation:style-name="pr9" draw:text-style-name="P22" draw:layer="layout" svg:width="21.839cm" svg:height="14.924cm" svg:x="1.659cm" svg:y="2.894cm" presentation:class="outline" presentation:user-transformed="true">
          <draw:text-box>
            <text:list text:style-name="L3">
              <text:list-item>
                <text:p text:style-name="P21"><text:span text:style-name="T9">All Project Materials Open and Availabl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PI 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Project Plan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Build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All Third-Party Contributions in Europa IPZilla Process Approv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pache 2 Licen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JmDNS (zeroconf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Smack API (xmpp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IRCLib (ir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Oth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IP Log: </text:span><text:span text:style-name="T5"><text:a xlink:href="http://www.eclipse.org/ecf/ip_log.html">http://www.eclipse.org/ecf/ip_log.html</text:a>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Automated Test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utting automated execution of Junit plugin tests as part of build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503cm" svg:height="1.527cm" svg:x="0.879cm" svg:y="0.678cm" presentation:class="title" presentation:user-transformed="true">
          <draw:text-box>
            <text:p text:style-name="P20"><text:span text:style-name="T4">Eclipse Way</text:span></text:p>
          </draw:text-box>
        </draw:frame>
        <draw:frame presentation:style-name="pr10" draw:text-style-name="P22" draw:layer="layout" svg:width="21.801cm" svg:height="15.088cm" svg:x="1.738cm" svg:y="2.688cm" presentation:class="outline" presentation:user-transformed="true">
          <draw:text-box>
            <text:list text:style-name="L3">
              <text:list-item>
                <text:p text:style-name="P18"><text:span text:style-name="T9">Internal and External Collabo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B API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XTA Provider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al-Time Shared Editing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hared-Code Plugin (in revi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CF Extras: <text:s/></text:span><text:span text:style-name="T5">OSU Open Source Lab (distributed separately)10 part-time commit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orking With: <text:s/>Equinox, Corona, rOSGi, DSDP, Buckminster, </text:span><text:span text:style-name="T6">EMF/EMFT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9">Committer Divers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ultiple Companies: <text:s/>IBM, BEA, startups, consultants/independ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ultiple Countries: <text:s/>Brazil, Canada, France, Germany, US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roject Lead (Scott) Independ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orking with/Supporting Multiple Eclipse Pro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Equinox, Corona, DSDP, Mylar, EMF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13.036cm" svg:height="1.527cm" svg:x="10.583cm" svg:y="0.638cm" presentation:class="title" presentation:user-transformed="true">
          <draw:text-box>
            <text:p text:style-name="P20"><text:span text:style-name="T4">Future</text:span></text:p>
          </draw:text-box>
        </draw:frame>
        <draw:frame presentation:style-name="pr11" draw:text-style-name="P23" draw:layer="layout" svg:width="22.19cm" svg:height="15.085cm" svg:x="1.58cm" svg:y="2.369cm" presentation:class="outline" presentation:user-transformed="true">
          <draw:text-box>
            <text:list text:style-name="L3">
              <text:list-item>
                <text:p text:style-name="P18"><text:span text:style-name="T9">More provid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XTA, Sametime, AIM (presence/IM/chat/discovery/datashar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UPNP, <text:s/>SLP, DSDP discovery (discover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IP, Jingle, Asterisk (VOIP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UI/Exemplary Application Featur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IM/Chat/Collaboration feat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al-Time Shared Editor (+ API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Integration/Coope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quinox provisioning, Mylar/Mylyn. Corona/DSDP/Other Eclipse pro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OSGi R5 Remote Services/Enterprise Experts Group/rOSGI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9">More applica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CP, eRCP, G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Full Developer Team <text:s/>Real-Time Collaboration on Eclip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am Workflow (Health Care, etc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server usag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JMS, SOA Tools, Enterprise Service Bu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More Contributors, Commercial Usage, and Member Involv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12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outline1">
      <style:graphic-properties draw:fill-color="#ffffff" draw:auto-grow-height="false" fo:min-height="12.573cm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2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13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635cm" fo:margin-right="0cm" fo:text-indent="-0.635cm"/>
    </style:style>
    <style:style style:name="P7" style:family="paragraph">
      <style:paragraph-properties fo:margin-left="2.076cm" fo:margin-right="0cm" fo:text-indent="-0.784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3pt" fo:language="en" fo:country="GB" style:font-size-asian="13pt" style:font-size-complex="13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5" draw:layer="backgroundobjects" svg:width="25.4cm" svg:height="1.587cm" svg:x="1.571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2" draw:layer="backgroundobjects" svg:width="21.484cm" svg:height="12.651cm" svg:x="1.878cm" svg:y="4.303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3" draw:layer="backgroundobjects" svg:width="2.787cm" svg:height="0.892cm" svg:x="22.272cm" svg:y="17.869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15" draw:layer="backgroundobjects" svg:width="21.378cm" svg:height="5.557cm" svg:x="2.576cm" svg:y="17.947cm">
        <text:p text:style-name="P14"><text:span text:style-name="T3">© 2007 by Composent, et al. made available under the EPL v1.0 </text:span></text:p>
        <draw:enhanced-geometry svg:viewBox="0 0 21600 21600" draw:type="rectangle" draw:enhanced-path="M 0 0 L 21600 0 21600 21600 0 21600 0 0 Z N"/>
      </draw:custom-shape>
      <draw:frame draw:style-name="gr6" draw:text-style-name="P16" draw:layer="backgroundobjects" svg:width="5.09cm" svg:height="2.274cm" svg:x="19.714cm" svg:y="0.29cm">
        <draw:image xlink:href="Pictures/100000000000008D0000004598FDF32C.png" xlink:type="simple" xlink:show="embed" xlink:actuate="onLoad">
          <text:p text:style-name="P1"/>
        </draw:image>
      </draw:frame>
      <draw:frame presentation:style-name="pr3" draw:text-style-name="P1" draw:layer="backgroundobjects" svg:width="8.05cm" svg:height="1.313cm" svg:x="8.686cm" svg:y="17.354cm" presentation:class="footer">
        <draw:text-box>
          <text:p text:style-name="P1"><presentation:footer/></text:p>
        </draw:text-box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5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6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7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9" draw:text-style-name="P15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15" draw:layer="backgroundobjects" svg:width="25.277cm" svg:height="5.557cm" svg:x="2.634cm" svg:y="17.892cm">
        <text:p text:style-name="P14"><text:span text:style-name="T3">© 2007 by Composent, et al. made available under the EPL v1.0 </text:span></text:p>
        <draw:enhanced-geometry svg:viewBox="0 0 21600 21600" draw:type="rectangle" draw:enhanced-path="M 0 0 L 21600 0 21600 21600 0 21600 0 0 Z N"/>
      </draw:custom-shape>
      <draw:frame presentation:style-name="pr8" draw:text-style-name="P12" draw:layer="backgroundobjects" svg:width="22.851cm" svg:height="13.312cm" svg:x="1.269cm" svg:y="4.093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16" draw:layer="backgroundobjects" svg:width="5.09cm" svg:height="2.274cm" svg:x="19.694cm" svg:y="0.258cm">
        <draw:image xlink:href="Pictures/100000000000008D0000004598FDF32C.png" xlink:type="simple" xlink:show="embed" xlink:actuate="onLoad">
          <text:p text:style-name="P1"/>
        </draw:image>
      </draw:frame>
      <draw:frame presentation:style-name="pr9" draw:text-style-name="P13" draw:layer="backgroundobjects" svg:width="2.787cm" svg:height="0.892cm" svg:x="22.613cm" svg:y="17.911cm">
        <draw:text-box>
          <text:p text:style-name="P19"><text:span text:style-name="T2"><text:page-number>&lt;number&gt;</text:page-number></text:span></text:p>
        </draw:text-box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7" draw:layer="backgroundobjects" svg:width="8.352cm" svg:height="1.275cm" svg:x="0cm" svg:y="0cm" presentation:class="header" presentation:user-transformed="true">
          <draw:text-box>
            <text:p text:style-name="P17"><text:span text:style-name="T4"><presentation:header/></text:span></text:p>
          </draw:text-box>
        </draw:frame>
        <draw:frame presentation:style-name="pr11" draw:text-style-name="P18" draw:layer="backgroundobjects" svg:width="8.352cm" svg:height="1.275cm" svg:x="10.932cm" svg:y="0cm" presentation:class="date-time" presentation:user-transformed="true">
          <draw:text-box>
            <text:p text:style-name="P18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12" draw:text-style-name="P17" draw:layer="backgroundobjects" svg:width="8.352cm" svg:height="1.285cm" svg:x="0cm" svg:y="24.358cm" presentation:class="footer" presentation:user-transformed="true">
          <draw:text-box>
            <text:p text:style-name="P17"><text:span text:style-name="T4"><presentation:footer/></text:span></text:p>
          </draw:text-box>
        </draw:frame>
        <draw:frame presentation:style-name="pr13" draw:text-style-name="P18" draw:layer="backgroundobjects" svg:width="8.352cm" svg:height="1.285cm" svg:x="10.932cm" svg:y="24.358cm" presentation:class="page-number" presentation:user-transformed="true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2-26T17:56:38</meta:creation-date>
    <dc:creator>Scott Lewis</dc:creator>
    <dc:date>2007-06-11T16:40:01</dc:date>
    <meta:print-date>2006-02-26T17:56:38</meta:print-date>
    <dc:language>en-US</dc:language>
    <meta:editing-cycles>485</meta:editing-cycles>
    <meta:editing-duration>P2DT0H3M7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